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937in"/>
    </style:style>
    <style:style style:name="co9" style:family="table-column">
      <style:table-column-properties fo:break-before="auto" style:column-width="1.2146in"/>
    </style:style>
    <style:style style:name="co10" style:family="table-column">
      <style:table-column-properties fo:break-before="auto" style:column-width="1.3508in"/>
    </style:style>
    <style:style style:name="co11" style:family="table-column">
      <style:table-column-properties fo:break-before="auto" style:column-width="1.2429in"/>
    </style:style>
    <style:style style:name="co12" style:family="table-column">
      <style:table-column-properties fo:break-before="auto" style:column-width="1.8654in"/>
    </style:style>
    <style:style style:name="co13" style:family="table-column">
      <style:table-column-properties fo:break-before="auto" style:column-width="2.5945in"/>
    </style:style>
    <style:style style:name="co14" style:family="table-column">
      <style:table-column-properties fo:break-before="auto" style:column-width="1.3756in"/>
    </style:style>
    <style:style style:name="co15" style:family="table-column">
      <style:table-column-properties fo:break-before="auto" style:column-width="2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be33d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Number of nodes</text:p>
          </table:table-cell>
          <table:table-cell table:style-name="ce1" office:value-type="string" calcext:value-type="string">
            <text:p>Number of groups</text:p>
          </table:table-cell>
          <table:table-cell table:style-name="ce1" office:value-type="string" calcext:value-type="string">
            <text:p>Group Size</text:p>
          </table:table-cell>
          <table:table-cell table:style-name="ce1" office:value-type="string" calcext:value-type="string">
            <text:p># Viable Solutions</text:p>
          </table:table-cell>
          <table:table-cell table:style-name="ce1" office:value-type="string" calcext:value-type="string">
            <text:p>Time (seconds)</text:p>
          </table:table-cell>
          <table:table-cell table:style-name="ce1" office:value-type="string" calcext:value-type="string">
            <text:p>Max path cost</text:p>
          </table:table-cell>
          <table:table-cell table:style-name="ce1" office:value-type="string" calcext:value-type="string">
            <text:p>Max step cost</text:p>
          </table:table-cell>
          <table:table-cell table:style-name="ce1" office:value-type="string" calcext:value-type="string">
            <text:p>Version</text:p>
          </table:table-cell>
          <table:table-cell/>
          <table:table-cell office:value-type="string" calcext:value-type="string">
            <text:p>Runtime Improvement</text:p>
          </table:table-cell>
          <table:table-cell table:style-name="ce6" office:value-type="string" calcext:value-type="string">
            <text:p>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550" calcext:value-type="float">
            <text:p>11550</text:p>
          </table:table-cell>
          <table:table-cell office:value-type="float" office:value="4.61098623275757" calcext:value-type="float">
            <text:p>4.61098623275757</text:p>
          </table:table-cell>
          <table:table-cell office:value-type="float" office:value="999999" calcext:value-type="float">
            <text:p>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 → 3</text:p>
          </table:table-cell>
          <table:table-cell table:formula="of:=100*((([.E5]/[.E2])+([.E6]/[.E3])+([.E7]/[.E4]))/3)" office:value-type="float" office:value="43.454938026282" calcext:value-type="float">
            <text:p>43.4549380262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2400" calcext:value-type="float">
            <text:p>92400</text:p>
          </table:table-cell>
          <table:table-cell office:value-type="float" office:value="46.6225876808167" calcext:value-type="float">
            <text:p>46.6225876808167</text:p>
          </table:table-cell>
          <table:table-cell office:value-type="float" office:value="999999" calcext:value-type="float">
            <text:p>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47400" calcext:value-type="float">
            <text:p>1247400</text:p>
          </table:table-cell>
          <table:table-cell office:value-type="float" office:value="893.783821344376" calcext:value-type="float">
            <text:p>893.783821344376</text:p>
          </table:table-cell>
          <table:table-cell office:value-type="float" office:value="999999" calcext:value-type="float">
            <text:p>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550" calcext:value-type="float">
            <text:p>11550</text:p>
          </table:table-cell>
          <table:table-cell table:style-name="ce1" office:value-type="float" office:value="1.94485354423523" calcext:value-type="float">
            <text:p>1.94485354423523</text:p>
          </table:table-cell>
          <table:table-cell table:style-name="ce4" office:value-type="float" office:value="999999" calcext:value-type="float">
            <text:p>999999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2400" calcext:value-type="float">
            <text:p>92400</text:p>
          </table:table-cell>
          <table:table-cell table:style-name="ce1" office:value-type="float" office:value="20.5590043067932" calcext:value-type="float">
            <text:p>20.5590043067932</text:p>
          </table:table-cell>
          <table:table-cell table:style-name="ce4" office:value-type="float" office:value="999999" calcext:value-type="float">
            <text:p>999999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47400" calcext:value-type="float">
            <text:p>1247400</text:p>
          </table:table-cell>
          <table:table-cell table:style-name="ce1" office:value-type="float" office:value="394.064499139786" calcext:value-type="float">
            <text:p>394.064499139786</text:p>
          </table:table-cell>
          <table:table-cell table:style-name="ce4" office:value-type="float" office:value="999999" calcext:value-type="float">
            <text:p>999999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550" calcext:value-type="float">
            <text:p>11550</text:p>
          </table:table-cell>
          <table:table-cell office:value-type="float" office:value="1.8282778263092" calcext:value-type="float">
            <text:p>1.8282778263092</text:p>
          </table:table-cell>
          <table:table-cell office:value-type="float" office:value="999999" calcext:value-type="float">
            <text:p>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2400" calcext:value-type="float">
            <text:p>92400</text:p>
          </table:table-cell>
          <table:table-cell office:value-type="float" office:value="19.3594882488251" calcext:value-type="float">
            <text:p>19.3594882488251</text:p>
          </table:table-cell>
          <table:table-cell office:value-type="float" office:value="999999" calcext:value-type="float">
            <text:p>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47400" calcext:value-type="float">
            <text:p>1247400</text:p>
          </table:table-cell>
          <table:table-cell office:value-type="float" office:value="341.503746032715" calcext:value-type="float">
            <text:p>341.503746032715</text:p>
          </table:table-cell>
          <table:table-cell office:value-type="float" office:value="999999" calcext:value-type="float">
            <text:p>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table table:name="Complexity Graph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2" table:default-cell-style-name="Default"/>
        <table:table-column table:style-name="co7" table:number-columns-repeated="5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umber of Elements</text:p>
          </table:table-cell>
          <table:table-cell office:value-type="string" calcext:value-type="string">
            <text:p>Number of Groups</text:p>
          </table:table-cell>
          <table:table-cell office:value-type="string" calcext:value-type="string">
            <text:p>Number of Nodes per Group</text:p>
          </table:table-cell>
          <table:table-cell office:value-type="string" calcext:value-type="string">
            <text:p>Number of Solutions</text:p>
          </table:table-cell>
          <table:table-cell/>
          <table:table-cell office:value-type="string" calcext:value-type="string">
            <text:p>Number of elements</text:p>
          </table:table-cell>
          <table:table-cell office:value-type="string" calcext:value-type="string">
            <text:p>Number of groups</text:p>
          </table:table-cell>
          <table:table-cell office:value-type="string" calcext:value-type="string">
            <text:p>Max step</text:p>
          </table:table-cell>
          <table:table-cell office:value-type="string" calcext:value-type="string">
            <text:p>Max Path</text:p>
          </table:table-cell>
          <table:table-cell office:value-type="string" calcext:value-type="string">
            <text:p>Solu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%Explored</text:p>
          </table:table-cell>
          <table:table-cell office:value-type="string" calcext:value-type="string">
            <text:p>Solutions per seco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A2]/[.B2]" office:value-type="float" office:value="12" calcext:value-type="float">
            <text:p>12</text:p>
          </table:table-cell>
          <table:table-cell table:formula="of:=([.C2]^([.A2]-1))" office:value-type="float" office:value="743008370688" calcext:value-type="float">
            <text:p>74300837068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0218" calcext:value-type="float">
            <text:p>40218</text:p>
          </table:table-cell>
          <table:table-cell office:value-type="float" office:value="19.5" calcext:value-type="float">
            <text:p>19.5</text:p>
          </table:table-cell>
          <table:table-cell table:formula="of:=([.J2]/([.G2]^([.F2]-1))*100)" office:value-type="float" office:value="0.958871841430664" calcext:value-type="float">
            <text:p>0.958871841430664</text:p>
          </table:table-cell>
          <table:table-cell table:formula="of:=[.J2]/[.K2]" office:value-type="float" office:value="2062.46153846154" calcext:value-type="float">
            <text:p>2062.461538461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A3]/[.B3]" office:value-type="float" office:value="6" calcext:value-type="float">
            <text:p>6</text:p>
          </table:table-cell>
          <table:table-cell table:formula="of:=([.C3]^([.A3]-1))" office:value-type="float" office:value="362797056" calcext:value-type="float">
            <text:p>3627970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92400" calcext:value-type="float">
            <text:p>92400</text:p>
          </table:table-cell>
          <table:table-cell office:value-type="float" office:value="20.6" calcext:value-type="float">
            <text:p>20.6</text:p>
          </table:table-cell>
          <table:table-cell table:formula="of:=([.J3]/([.G3]^([.F3]-1))*100)" office:value-type="float" office:value="2.20298767089844" calcext:value-type="float">
            <text:p>2.20298767089844</text:p>
          </table:table-cell>
          <table:table-cell table:formula="of:=[.J3]/[.K3]" office:value-type="float" office:value="4485.43689320388" calcext:value-type="float">
            <text:p>4485.436893203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A4]/[.B4]" office:value-type="float" office:value="4" calcext:value-type="float">
            <text:p>4</text:p>
          </table:table-cell>
          <table:table-cell table:formula="of:=([.C4]^([.A4]-1))" office:value-type="float" office:value="4194304" calcext:value-type="float">
            <text:p>419430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92400" calcext:value-type="float">
            <text:p>92400</text:p>
          </table:table-cell>
          <table:table-cell office:value-type="float" office:value="20.8" calcext:value-type="float">
            <text:p>20.8</text:p>
          </table:table-cell>
          <table:table-cell table:formula="of:=([.J4]/([.G4]^([.F4]-1))*100)" office:value-type="float" office:value="2.20298767089844" calcext:value-type="float">
            <text:p>2.20298767089844</text:p>
          </table:table-cell>
          <table:table-cell table:formula="of:=[.J4]/[.K4]" office:value-type="float" office:value="4442.30769230769" calcext:value-type="float">
            <text:p>4442.307692307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A5]/[.B5]" office:value-type="float" office:value="3" calcext:value-type="float">
            <text:p>3</text:p>
          </table:table-cell>
          <table:table-cell table:formula="of:=([.C5]^([.A5]-1))" office:value-type="float" office:value="177147" calcext:value-type="float">
            <text:p>17714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40218" calcext:value-type="float">
            <text:p>40218</text:p>
          </table:table-cell>
          <table:table-cell office:value-type="float" office:value="20.3" calcext:value-type="float">
            <text:p>20.3</text:p>
          </table:table-cell>
          <table:table-cell table:formula="of:=([.J5]/([.G5]^([.F5]-1))*100)" office:value-type="float" office:value="0.958871841430664" calcext:value-type="float">
            <text:p>0.958871841430664</text:p>
          </table:table-cell>
          <table:table-cell table:formula="of:=[.J5]/[.K5]" office:value-type="float" office:value="1981.18226600985" calcext:value-type="float">
            <text:p>1981.182266009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6]/[.B6]" office:value-type="float" office:value="2" calcext:value-type="float">
            <text:p>2</text:p>
          </table:table-cell>
          <table:table-cell table:formula="of:=([.C6]^([.A6]-1))" office:value-type="float" office:value="2048" calcext:value-type="float">
            <text:p>204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239880" calcext:value-type="float">
            <text:p>239880</text:p>
          </table:table-cell>
          <table:table-cell office:value-type="float" office:value="384.53" calcext:value-type="float">
            <text:p>384.53</text:p>
          </table:table-cell>
          <table:table-cell table:formula="of:=([.J6]/([.G6]^([.F6]-1))*100)" office:value-type="float" office:value="0.066119610408305" calcext:value-type="float">
            <text:p>0.066119610408305</text:p>
          </table:table-cell>
          <table:table-cell table:formula="of:=[.J6]/[.K6]" office:value-type="float" office:value="623.826489480665" calcext:value-type="float">
            <text:p>623.826489480665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formula="of:=[.A7]/[.B7]" office:value-type="float" office:value="1" calcext:value-type="float">
            <text:p>1</text:p>
          </table:table-cell>
          <table:table-cell table:formula="of:=([.C7]^([.A7]-1))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800" calcext:value-type="float">
            <text:p>800</text:p>
          </table:table-cell>
          <table:table-cell office:value-type="float" office:value="5520" calcext:value-type="float">
            <text:p>5520</text:p>
          </table:table-cell>
          <table:table-cell office:value-type="float" office:value="475.11" calcext:value-type="float">
            <text:p>475.11</text:p>
          </table:table-cell>
          <table:table-cell table:formula="of:=([.J7]/([.G7]^([.F7]-1))*100)" office:value-type="float" office:value="0.00152151179528866" calcext:value-type="float">
            <text:p>0.001521511795289</text:p>
          </table:table-cell>
          <table:table-cell table:formula="of:=[.J7]/[.K7]" office:value-type="float" office:value="11.6183620635221" calcext:value-type="float">
            <text:p>11.61836206352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IBM Plex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8:14:00.368251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0T11:08:04.762150993</meta:creation-date>
    <meta:generator>LibreOffice/7.1.6.2.0$Linux_X86_64 LibreOffice_project/10$Build-2</meta:generator>
    <dc:date>2021-10-25T19:28:04.466116112</dc:date>
    <meta:editing-duration>PT3H49M53S</meta:editing-duration>
    <meta:editing-cycles>47</meta:editing-cycles>
    <meta:document-statistic meta:table-count="2" meta:cell-count="168" meta:object-count="0"/>
  </office:meta>
</office:document-meta>
</file>